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168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48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宋体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use-regular-expressions="fals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2" office:value-type="date" office:date-value="2012-03-06">
            <text:p>2012-03-06</text:p>
          </table:table-cell>
          <table:table-cell table:style-name="ce2" office:value-type="date" office:date-value="2012-03-26">
            <text:p>2012-03-26</text:p>
          </table:table-cell>
          <table:table-cell table:style-name="ce2" office:value-type="date" office:date-value="2012-06-22">
            <office:annotation draw:style-name="gr1" draw:text-style-name="P1" svg:width="4.273cm" svg:height="1.781cm" svg:x="9.303cm" svg:y="0cm" draw:caption-point-x="-0.61cm" draw:caption-point-y="0.01cm">
              <dc:date>2012-06-27T00:00:00</dc:date>
              <text:p text:style-name="P1">There is another TSV file (2012-06-26) which is just a generation of mega-map in enzdev.</text:p>
            </office:annotation>
            <text:p>2012-06-2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/>
          <table:table-cell table:number-columns-repeated="1022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Entries</text:p>
          </table:table-cell>
          <table:table-cell table:style-name="ce1" office:value-type="string">
            <text:p>DB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8184">
            <text:p>8184</text:p>
          </table:table-cell>
          <table:table-cell office:value-type="float" office:value="9692">
            <text:p>9692</text:p>
          </table:table-cell>
          <table:table-cell office:value-type="float" office:value="9521">
            <text:p>9521</text:p>
          </table:table-cell>
          <table:table-cell office:value-type="string">
            <text:p>ChEBI</text:p>
          </table:table-cell>
          <table:table-cell table:number-columns-repeated="1019"/>
        </table:table-row>
        <table:table-row table:style-name="ro1">
          <table:table-cell office:value-type="string">
            <text:p>ChEMBL</text:p>
          </table:table-cell>
          <table:table-cell office:value-type="float" office:value="726635">
            <text:p>726635</text:p>
          </table:table-cell>
          <table:table-cell office:value-type="float" office:value="726649">
            <text:p>726649</text:p>
          </table:table-cell>
          <table:table-cell office:value-type="float" office:value="726996">
            <text:p>726996</text:p>
          </table:table-cell>
          <table:table-cell office:value-type="string">
            <text:p>ChEMBL</text:p>
          </table:table-cell>
          <table:table-cell table:number-columns-repeated="1019"/>
        </table:table-row>
        <table:table-row table:style-name="ro1">
          <table:table-cell office:value-type="string">
            <text:p>EC</text:p>
          </table:table-cell>
          <table:table-cell office:value-type="float" office:value="3287">
            <text:p>3287</text:p>
          </table:table-cell>
          <table:table-cell office:value-type="float" office:value="3336">
            <text:p>3336</text:p>
          </table:table-cell>
          <table:table-cell office:value-type="float" office:value="3385">
            <text:p>3385</text:p>
          </table:table-cell>
          <table:table-cell office:value-type="string">
            <text:p>EC</text:p>
          </table:table-cell>
          <table:table-cell table:number-columns-repeated="1019"/>
        </table:table-row>
        <table:table-row table:style-name="ro1">
          <table:table-cell office:value-type="string">
            <text:p>EFO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string">
            <text:p>EFO</text:p>
          </table:table-cell>
          <table:table-cell table:number-columns-repeated="1019"/>
        </table:table-row>
        <table:table-row table:style-name="ro2">
          <table:table-cell office:value-type="string">
            <text:p>Linnean</text:p>
          </table:table-cell>
          <table:table-cell office:value-type="float" office:value="7178">
            <text:p>7178</text:p>
          </table:table-cell>
          <table:table-cell office:value-type="float" office:value="7218">
            <text:p>7218</text:p>
          </table:table-cell>
          <table:table-cell office:value-type="float" office:value="7271">
            <text:p>7271</text:p>
          </table:table-cell>
          <table:table-cell office:value-type="string">
            <text:p>Linnean</text:p>
          </table:table-cell>
          <table:table-cell table:number-columns-repeated="1019"/>
        </table:table-row>
        <table:table-row table:style-name="ro1">
          <table:table-cell office:value-type="string">
            <text:p>MeSH</text:p>
          </table:table-cell>
          <table:table-cell table:number-columns-repeated="2" office:value-type="float" office:value="316">
            <text:p>316</text:p>
          </table:table-cell>
          <table:table-cell office:value-type="float" office:value="319">
            <text:p>319</text:p>
          </table:table-cell>
          <table:table-cell office:value-type="string">
            <text:p>MeSH</text:p>
          </table:table-cell>
          <table:table-cell table:number-columns-repeated="1019"/>
        </table:table-row>
        <table:table-row table:style-name="ro1">
          <table:table-cell office:value-type="string">
            <text:p>OMIM</text:p>
          </table:table-cell>
          <table:table-cell office:value-type="float" office:value="421">
            <text:p>421</text:p>
          </table:table-cell>
          <table:table-cell office:value-type="float" office:value="418">
            <text:p>418</text:p>
          </table:table-cell>
          <table:table-cell office:value-type="float" office:value="422">
            <text:p>422</text:p>
          </table:table-cell>
          <table:table-cell office:value-type="string">
            <text:p>OMIM</text:p>
          </table:table-cell>
          <table:table-cell table:number-columns-repeated="1019"/>
        </table:table-row>
        <table:table-row table:style-name="ro1">
          <table:table-cell office:value-type="string">
            <text:p>PDB</text:p>
          </table:table-cell>
          <table:table-cell office:value-type="float" office:value="35112">
            <text:p>35112</text:p>
          </table:table-cell>
          <table:table-cell office:value-type="float" office:value="35793">
            <text:p>35793</text:p>
          </table:table-cell>
          <table:table-cell office:value-type="float" office:value="36836">
            <text:p>36836</text:p>
          </table:table-cell>
          <table:table-cell office:value-type="string">
            <text:p>PDB</text:p>
          </table:table-cell>
          <table:table-cell table:number-columns-repeated="1019"/>
        </table:table-row>
        <table:table-row table:style-name="ro2">
          <table:table-cell office:value-type="string">
            <text:p>PDBeChem</text:p>
          </table:table-cell>
          <table:table-cell office:value-type="float" office:value="469">
            <text:p>469</text:p>
          </table:table-cell>
          <table:table-cell office:value-type="float" office:value="477">
            <text:p>477</text:p>
          </table:table-cell>
          <table:table-cell office:value-type="float" office:value="516">
            <text:p>516</text:p>
          </table:table-cell>
          <table:table-cell office:value-type="string">
            <text:p>PDBeChem</text:p>
          </table:table-cell>
          <table:table-cell table:number-columns-repeated="1019"/>
        </table:table-row>
        <table:table-row table:style-name="ro2">
          <table:table-cell office:value-type="string">
            <text:p>UniProt</text:p>
          </table:table-cell>
          <table:table-cell office:value-type="float" office:value="246257">
            <text:p>246257</text:p>
          </table:table-cell>
          <table:table-cell office:value-type="float" office:value="246916">
            <text:p>246916</text:p>
          </table:table-cell>
          <table:table-cell office:value-type="float" office:value="247876">
            <text:p>247876</text:p>
          </table:table-cell>
          <table:table-cell office:value-type="string">
            <text:p>UniPro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Accessions</text:p>
          </table:table-cell>
          <table:table-cell table:style-name="ce1" office:value-type="string">
            <text:p>DB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8184">
            <text:p>8184</text:p>
          </table:table-cell>
          <table:table-cell office:value-type="float" office:value="9692">
            <text:p>9692</text:p>
          </table:table-cell>
          <table:table-cell office:value-type="float" office:value="9521">
            <text:p>9521</text:p>
          </table:table-cell>
          <table:table-cell office:value-type="string">
            <text:p>ChEBI</text:p>
          </table:table-cell>
          <table:table-cell table:number-columns-repeated="1019"/>
        </table:table-row>
        <table:table-row table:style-name="ro2">
          <table:table-cell office:value-type="string">
            <text:p>UniProt</text:p>
          </table:table-cell>
          <table:table-cell office:value-type="float" office:value="307064">
            <text:p>307064</text:p>
          </table:table-cell>
          <table:table-cell office:value-type="float" office:value="308438">
            <text:p>308438</text:p>
          </table:table-cell>
          <table:table-cell office:value-type="float" office:value="310451">
            <text:p>310451</text:p>
          </table:table-cell>
          <table:table-cell office:value-type="string">
            <text:p>UniPro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Xrefs</text:p>
          </table:table-cell>
          <table:table-cell table:style-name="ce1" office:value-type="string">
            <text:p>DB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hEBI</text:p>
          </table:table-cell>
          <table:table-cell office:value-type="float" office:value="604446">
            <text:p>604446</text:p>
          </table:table-cell>
          <table:table-cell office:value-type="float" office:value="5061450">
            <text:p>5061450</text:p>
          </table:table-cell>
          <table:table-cell office:value-type="float" office:value="4163145">
            <text:p>4163145</text:p>
          </table:table-cell>
          <table:table-cell office:value-type="string">
            <text:p>ChEBI</text:p>
          </table:table-cell>
          <table:table-cell table:number-columns-repeated="1019"/>
        </table:table-row>
        <table:table-row table:style-name="ro1">
          <table:table-cell office:value-type="string">
            <text:p>ChEMBL</text:p>
          </table:table-cell>
          <table:table-cell office:value-type="float" office:value="1789324">
            <text:p>1789324</text:p>
          </table:table-cell>
          <table:table-cell office:value-type="float" office:value="1789467">
            <text:p>1789467</text:p>
          </table:table-cell>
          <table:table-cell office:value-type="float" office:value="1789814">
            <text:p>1789814</text:p>
          </table:table-cell>
          <table:table-cell office:value-type="string">
            <text:p>ChEMBL</text:p>
          </table:table-cell>
          <table:table-cell table:number-columns-repeated="1019"/>
        </table:table-row>
        <table:table-row table:style-name="ro1">
          <table:table-cell office:value-type="string">
            <text:p>EC</text:p>
          </table:table-cell>
          <table:table-cell office:value-type="float" office:value="259633">
            <text:p>259633</text:p>
          </table:table-cell>
          <table:table-cell office:value-type="float" office:value="260326">
            <text:p>260326</text:p>
          </table:table-cell>
          <table:table-cell office:value-type="float" office:value="261816">
            <text:p>261816</text:p>
          </table:table-cell>
          <table:table-cell office:value-type="string">
            <text:p>EC</text:p>
          </table:table-cell>
          <table:table-cell table:number-columns-repeated="1019"/>
        </table:table-row>
        <table:table-row table:style-name="ro1">
          <table:table-cell office:value-type="string">
            <text:p>EFO</text:p>
          </table:table-cell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office:value-type="float" office:value="200">
            <text:p>200</text:p>
          </table:table-cell>
          <table:table-cell office:value-type="string">
            <text:p>EFO</text:p>
          </table:table-cell>
          <table:table-cell table:number-columns-repeated="1019"/>
        </table:table-row>
        <table:table-row table:style-name="ro2">
          <table:table-cell office:value-type="string">
            <text:p>Linnean</text:p>
          </table:table-cell>
          <table:table-cell office:value-type="float" office:value="246257">
            <text:p>246257</text:p>
          </table:table-cell>
          <table:table-cell office:value-type="float" office:value="246916">
            <text:p>246916</text:p>
          </table:table-cell>
          <table:table-cell office:value-type="float" office:value="247876">
            <text:p>247876</text:p>
          </table:table-cell>
          <table:table-cell office:value-type="string">
            <text:p>Linnean</text:p>
          </table:table-cell>
          <table:table-cell table:number-columns-repeated="1019"/>
        </table:table-row>
        <table:table-row table:style-name="ro1">
          <table:table-cell office:value-type="string">
            <text:p>MeSH</text:p>
          </table:table-cell>
          <table:table-cell office:value-type="float" office:value="552">
            <text:p>552</text:p>
          </table:table-cell>
          <table:table-cell office:value-type="float" office:value="556">
            <text:p>556</text:p>
          </table:table-cell>
          <table:table-cell office:value-type="float" office:value="562">
            <text:p>562</text:p>
          </table:table-cell>
          <table:table-cell office:value-type="string">
            <text:p>MeSH</text:p>
          </table:table-cell>
          <table:table-cell table:number-columns-repeated="1019"/>
        </table:table-row>
        <table:table-row table:style-name="ro1">
          <table:table-cell office:value-type="string">
            <text:p>OMIM</text:p>
          </table:table-cell>
          <table:table-cell office:value-type="float" office:value="517">
            <text:p>517</text:p>
          </table:table-cell>
          <table:table-cell office:value-type="float" office:value="514">
            <text:p>514</text:p>
          </table:table-cell>
          <table:table-cell office:value-type="float" office:value="518">
            <text:p>518</text:p>
          </table:table-cell>
          <table:table-cell office:value-type="string">
            <text:p>OMIM</text:p>
          </table:table-cell>
          <table:table-cell table:number-columns-repeated="1019"/>
        </table:table-row>
        <table:table-row table:style-name="ro1">
          <table:table-cell office:value-type="string">
            <text:p>PDB</text:p>
          </table:table-cell>
          <table:table-cell office:value-type="float" office:value="37208">
            <text:p>37208</text:p>
          </table:table-cell>
          <table:table-cell office:value-type="float" office:value="37956">
            <text:p>37956</text:p>
          </table:table-cell>
          <table:table-cell office:value-type="float" office:value="39129">
            <text:p>39129</text:p>
          </table:table-cell>
          <table:table-cell office:value-type="string">
            <text:p>PDB</text:p>
          </table:table-cell>
          <table:table-cell table:number-columns-repeated="1019"/>
        </table:table-row>
        <table:table-row table:style-name="ro2">
          <table:table-cell office:value-type="string">
            <text:p>PDBeChem</text:p>
          </table:table-cell>
          <table:table-cell office:value-type="float" office:value="470">
            <text:p>470</text:p>
          </table:table-cell>
          <table:table-cell office:value-type="float" office:value="478">
            <text:p>478</text:p>
          </table:table-cell>
          <table:table-cell office:value-type="float" office:value="518">
            <text:p>518</text:p>
          </table:table-cell>
          <table:table-cell office:value-type="string">
            <text:p>PDBeChem</text:p>
          </table:table-cell>
          <table:table-cell table:number-columns-repeated="1019"/>
        </table:table-row>
        <table:table-row table:style-name="ro2">
          <table:table-cell office:value-type="string">
            <text:p>UniProt</text:p>
          </table:table-cell>
          <table:table-cell office:value-type="float" office:value="2936743">
            <text:p>2936743</text:p>
          </table:table-cell>
          <table:table-cell office:value-type="float" office:value="7395988">
            <text:p>7395988</text:p>
          </table:table-cell>
          <table:table-cell office:value-type="float" office:value="6500932">
            <text:p>6500932</text:p>
          </table:table-cell>
          <table:table-cell office:value-type="string">
            <text:p>UniProt</text:p>
          </table:table-cell>
          <table:table-cell table:number-columns-repeated="1019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ics" table:style-name="ta1">
        <table:shapes>
          <draw:frame draw:z-index="0" draw:style-name="gr2" svg:width="16.012cm" svg:height="9.005cm" svg:x="0cm" svg:y="0.001cm">
            <draw:object draw:notify-on-update-of-ranges="Statistics.B1:Statistics.D1 Statistics.A5:Statistics.A5 Statistics.B5:Statistics.D5 Statistics.B1:Statistics.D1 Statistics.A6:Statistics.A6 Statistics.B6:Statistics.D6 Statistics.B1:Statistics.D1 Statistics.A7:Statistics.A7 Statistics.B7:Statistics.D7 Statistics.B1:Statistics.D1 Statistics.A8:Statistics.A8 Statistics.B8:Statistics.D8 Statistics.B1:Statistics.D1 Statistics.A9:Statistics.A9 Statistics.B9:Statistics.D9 Statistics.B1:Statistics.D1 Statistics.A10:Statistics.A10 Statistics.B10:Statistics.D10 Statistics.B1:Statistics.D1 Statistics.A11:Statistics.A11 Statistics.B11:Statistics.D11 Statistics.B1:Statistics.D1 Statistics.A12:Statistics.A12 Statistics.B12:Statistics.D12 Statistics.B1:Statistics.D1 Statistics.A13:Statistics.A13 Statistics.B13:Statistics.D13 Statistics.B1:Statistics.D1 Statistics.A14:Statistics.A14 Statistics.B14:Statistics.D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svg:width="15.999cm" svg:height="8.999cm" svg:x="16.193cm" svg:y="0.001cm">
            <draw:object draw:notify-on-update-of-ranges="Statistics.B1:Statistics.D1 Statistics.A18:Statistics.A18 Statistics.B18:Statistics.D18 Statistics.B1:Statistics.D1 Statistics.A19:Statistics.A19 Statistics.B19:Statistics.D1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svg:width="15.999cm" svg:height="8.999cm" svg:x="0cm" svg:y="9.256cm">
            <draw:object draw:notify-on-update-of-ranges="Statistics.B1:Statistics.D1 Statistics.A23:Statistics.A23 Statistics.B23:Statistics.D23 Statistics.B1:Statistics.D1 Statistics.A24:Statistics.A24 Statistics.B24:Statistics.D24 Statistics.B1:Statistics.D1 Statistics.A25:Statistics.A25 Statistics.B25:Statistics.D25 Statistics.B1:Statistics.D1 Statistics.A26:Statistics.A26 Statistics.B26:Statistics.D26 Statistics.B1:Statistics.D1 Statistics.A27:Statistics.A27 Statistics.B27:Statistics.D27 Statistics.B1:Statistics.D1 Statistics.A28:Statistics.A28 Statistics.B28:Statistics.D28 Statistics.B1:Statistics.D1 Statistics.A29:Statistics.A29 Statistics.B29:Statistics.D29 Statistics.B1:Statistics.D1 Statistics.A30:Statistics.A30 Statistics.B30:Statistics.D30 Statistics.B1:Statistics.D1 Statistics.A31:Statistics.A31 Statistics.B31:Statistics.D31 Statistics.B1:Statistics.D1 Statistics.A32:Statistics.A32 Statistics.B32:Statistics.D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2T12:11:06</meta:creation-date>
    <dc:date>2012-06-27T14:20:18</dc:date>
    <meta:editing-duration>PT23S</meta:editing-duration>
    <meta:editing-cycles>4</meta:editing-cycles>
    <meta:generator>LibreOffice/3.5$MacOSX_x86 LibreOffice_project/235ab8a-3802056-4a8fed3-2d66ea8-e241b80</meta:generator>
    <meta:document-statistic meta:table-count="2" meta:cell-count="12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3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5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5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5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5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5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5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5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5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scatter" chart:style-name="ch1">
        <chart:legend chart:legend-position="end" svg:x="12.808cm" svg:y="1.878cm" style:legend-expansion="high" chart:style-name="ch2"/>
        <chart:plot-area chart:style-name="ch3" table:cell-range-address="Statistics.B1:Statistics.D1 Statistics.A5:Statistics.D14" chart:data-source-has-labels="column" svg:x="1.315cm" svg:y="0.855cm" svg:width="10.853cm" svg:height="7.006cm">
          <chartooo:coordinate-region svg:x="2.836cm" svg:y="1.063cm" svg:width="8.429cm" svg:height="6.134cm"/>
          <chart:axis chart:dimension="x" chart:name="primary-x" chart:style-name="ch4">
            <chart:title svg:x="6.344cm" svg:y="8.041cm" chart:style-name="ch5">
              <text:p>Date</text:p>
            </chart:title>
          </chart:axis>
          <chart:axis chart:dimension="y" chart:name="primary-y" chart:style-name="ch6">
            <chart:title svg:x="0.451cm" svg:y="4.917cm" chart:style-name="ch7">
              <text:p>Entries</text:p>
            </chart:title>
            <chart:grid chart:style-name="ch8" chart:class="major"/>
          </chart:axis>
          <chart:series chart:style-name="ch9" chart:values-cell-range-address="Statistics.B5:Statistics.D5" chart:label-cell-address="Statistics.A5:Statistics.A5" chart:class="chart:scatter">
            <chart:domain table:cell-range-address="Statistics.B1:Statistics.D1"/>
            <chart:data-point chart:repeated="3"/>
          </chart:series>
          <chart:series chart:style-name="ch10" chart:values-cell-range-address="Statistics.B6:Statistics.D6" chart:label-cell-address="Statistics.A6:Statistics.A6" chart:class="chart:scatter">
            <chart:data-point chart:repeated="3"/>
          </chart:series>
          <chart:series chart:style-name="ch11" chart:values-cell-range-address="Statistics.B7:Statistics.D7" chart:label-cell-address="Statistics.A7:Statistics.A7" chart:class="chart:scatter">
            <chart:data-point chart:repeated="3"/>
          </chart:series>
          <chart:series chart:style-name="ch12" chart:values-cell-range-address="Statistics.B8:Statistics.D8" chart:label-cell-address="Statistics.A8:Statistics.A8" chart:class="chart:scatter">
            <chart:data-point chart:repeated="3"/>
          </chart:series>
          <chart:series chart:style-name="ch13" chart:values-cell-range-address="Statistics.B9:Statistics.D9" chart:label-cell-address="Statistics.A9:Statistics.A9" chart:class="chart:scatter">
            <chart:data-point chart:repeated="3"/>
          </chart:series>
          <chart:series chart:style-name="ch14" chart:values-cell-range-address="Statistics.B10:Statistics.D10" chart:label-cell-address="Statistics.A10:Statistics.A10" chart:class="chart:scatter">
            <chart:data-point chart:repeated="3"/>
          </chart:series>
          <chart:series chart:style-name="ch15" chart:values-cell-range-address="Statistics.B11:Statistics.D11" chart:label-cell-address="Statistics.A11:Statistics.A11" chart:class="chart:scatter">
            <chart:data-point chart:repeated="3"/>
          </chart:series>
          <chart:series chart:style-name="ch16" chart:values-cell-range-address="Statistics.B12:Statistics.D12" chart:label-cell-address="Statistics.A12:Statistics.A12" chart:class="chart:scatter">
            <chart:data-point chart:repeated="3"/>
          </chart:series>
          <chart:series chart:style-name="ch17" chart:values-cell-range-address="Statistics.B13:Statistics.D13" chart:label-cell-address="Statistics.A13:Statistics.A13" chart:class="chart:scatter">
            <chart:data-point chart:repeated="3"/>
          </chart:series>
          <chart:series chart:style-name="ch18" chart:values-cell-range-address="Statistics.B14:Statistics.D14" chart:label-cell-address="Statistics.A14:Statistics.A14" chart:class="chart:scatte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D1</svg:desc>
                </draw:g>
              </table:table-cell>
              <table:table-cell office:value-type="float" office:value="40994">
                <text:p>40994</text:p>
              </table:table-cell>
              <table:table-cell office:value-type="float" office:value="41082">
                <text:p>41082</text:p>
              </table:table-cell>
            </table:table-row>
            <table:table-row>
              <table:table-cell office:value-type="string">
                <text:p>ChEBI</text:p>
                <draw:g>
                  <svg:desc>Statistics.A5:Statistics.A5</svg:desc>
                </draw:g>
              </table:table-cell>
              <table:table-cell office:value-type="float" office:value="8184">
                <text:p>8184</text:p>
                <draw:g>
                  <svg:desc>Statistics.B5:Statistics.D5</svg:desc>
                </draw:g>
              </table:table-cell>
              <table:table-cell office:value-type="float" office:value="9692">
                <text:p>9692</text:p>
              </table:table-cell>
              <table:table-cell office:value-type="float" office:value="9521">
                <text:p>9521</text:p>
              </table:table-cell>
            </table:table-row>
            <table:table-row>
              <table:table-cell office:value-type="string">
                <text:p>ChEMBL</text:p>
                <draw:g>
                  <svg:desc>Statistics.A6:Statistics.A6</svg:desc>
                </draw:g>
              </table:table-cell>
              <table:table-cell office:value-type="float" office:value="726635">
                <text:p>726635</text:p>
                <draw:g>
                  <svg:desc>Statistics.B6:Statistics.D6</svg:desc>
                </draw:g>
              </table:table-cell>
              <table:table-cell office:value-type="float" office:value="726649">
                <text:p>726649</text:p>
              </table:table-cell>
              <table:table-cell office:value-type="float" office:value="726996">
                <text:p>726996</text:p>
              </table:table-cell>
            </table:table-row>
            <table:table-row>
              <table:table-cell office:value-type="string">
                <text:p>EC</text:p>
                <draw:g>
                  <svg:desc>Statistics.A7:Statistics.A7</svg:desc>
                </draw:g>
              </table:table-cell>
              <table:table-cell office:value-type="float" office:value="3287">
                <text:p>3287</text:p>
                <draw:g>
                  <svg:desc>Statistics.B7:Statistics.D7</svg:desc>
                </draw:g>
              </table:table-cell>
              <table:table-cell office:value-type="float" office:value="3336">
                <text:p>3336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EFO</text:p>
                <draw:g>
                  <svg:desc>Statistics.A8:Statistics.A8</svg:desc>
                </draw:g>
              </table:table-cell>
              <table:table-cell office:value-type="float" office:value="81">
                <text:p>81</text:p>
                <draw:g>
                  <svg:desc>Statistics.B8:Statistics.D8</svg:desc>
                </draw:g>
              </table:table-cell>
              <table:table-cell office:value-type="float" office:value="83">
                <text:p>8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Linnean</text:p>
                <draw:g>
                  <svg:desc>Statistics.A9:Statistics.A9</svg:desc>
                </draw:g>
              </table:table-cell>
              <table:table-cell office:value-type="float" office:value="7178">
                <text:p>7178</text:p>
                <draw:g>
                  <svg:desc>Statistics.B9:Statistics.D9</svg:desc>
                </draw:g>
              </table:table-cell>
              <table:table-cell office:value-type="float" office:value="7218">
                <text:p>7218</text:p>
              </table:table-cell>
              <table:table-cell office:value-type="float" office:value="7271">
                <text:p>7271</text:p>
              </table:table-cell>
            </table:table-row>
            <table:table-row>
              <table:table-cell office:value-type="string">
                <text:p>MeSH</text:p>
                <draw:g>
                  <svg:desc>Statistics.A10:Statistics.A10</svg:desc>
                </draw:g>
              </table:table-cell>
              <table:table-cell office:value-type="float" office:value="316">
                <text:p>316</text:p>
                <draw:g>
                  <svg:desc>Statistics.B10:Statistics.D10</svg:desc>
                </draw:g>
              </table:table-cell>
              <table:table-cell office:value-type="float" office:value="316">
                <text:p>31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OMIM</text:p>
                <draw:g>
                  <svg:desc>Statistics.A11:Statistics.A11</svg:desc>
                </draw:g>
              </table:table-cell>
              <table:table-cell office:value-type="float" office:value="421">
                <text:p>421</text:p>
                <draw:g>
                  <svg:desc>Statistics.B11:Statistics.D11</svg:desc>
                </draw:g>
              </table:table-cell>
              <table:table-cell office:value-type="float" office:value="418">
                <text:p>41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PDB</text:p>
                <draw:g>
                  <svg:desc>Statistics.A12:Statistics.A12</svg:desc>
                </draw:g>
              </table:table-cell>
              <table:table-cell office:value-type="float" office:value="35112">
                <text:p>35112</text:p>
                <draw:g>
                  <svg:desc>Statistics.B12:Statistics.D12</svg:desc>
                </draw:g>
              </table:table-cell>
              <table:table-cell office:value-type="float" office:value="35793">
                <text:p>35793</text:p>
              </table:table-cell>
              <table:table-cell office:value-type="float" office:value="36836">
                <text:p>36836</text:p>
              </table:table-cell>
            </table:table-row>
            <table:table-row>
              <table:table-cell office:value-type="string">
                <text:p>PDBeChem</text:p>
                <draw:g>
                  <svg:desc>Statistics.A13:Statistics.A13</svg:desc>
                </draw:g>
              </table:table-cell>
              <table:table-cell office:value-type="float" office:value="469">
                <text:p>469</text:p>
                <draw:g>
                  <svg:desc>Statistics.B13:Statistics.D13</svg:desc>
                </draw:g>
              </table:table-cell>
              <table:table-cell office:value-type="float" office:value="477">
                <text:p>47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UniProt</text:p>
                <draw:g>
                  <svg:desc>Statistics.A14:Statistics.A14</svg:desc>
                </draw:g>
              </table:table-cell>
              <table:table-cell office:value-type="float" office:value="246257">
                <text:p>246257</text:p>
                <draw:g>
                  <svg:desc>Statistics.B14:Statistics.D14</svg:desc>
                </draw:g>
              </table:table-cell>
              <table:table-cell office:value-type="float" office:value="246916">
                <text:p>246916</text:p>
              </table:table-cell>
              <table:table-cell office:value-type="float" office:value="247876">
                <text:p>247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5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5cm" svg:y="3.935cm" style:legend-expansion="high" chart:style-name="ch2"/>
        <chart:plot-area chart:style-name="ch3" table:cell-range-address="Statistics.B1:Statistics.D1 Statistics.A18:Statistics.D19" chart:data-source-has-labels="column" svg:x="1.315cm" svg:y="0.855cm" svg:width="11.52cm" svg:height="7cm">
          <chartooo:coordinate-region svg:x="2.836cm" svg:y="1.063cm" svg:width="9.096cm" svg:height="6.128cm"/>
          <chart:axis chart:dimension="x" chart:name="primary-x" chart:style-name="ch4">
            <chart:title svg:x="6.678cm" svg:y="8.035cm" chart:style-name="ch5">
              <text:p>Date</text:p>
            </chart:title>
          </chart:axis>
          <chart:axis chart:dimension="y" chart:name="primary-y" chart:style-name="ch6">
            <chart:title svg:x="0.451cm" svg:y="5.21cm" chart:style-name="ch7">
              <text:p>Accessions</text:p>
            </chart:title>
            <chart:grid chart:style-name="ch8" chart:class="major"/>
          </chart:axis>
          <chart:series chart:style-name="ch9" chart:values-cell-range-address="Statistics.B18:Statistics.D18" chart:label-cell-address="Statistics.A18:Statistics.A18" chart:class="chart:scatter">
            <chart:domain table:cell-range-address="Statistics.B1:Statistics.D1"/>
            <chart:data-point chart:repeated="3"/>
          </chart:series>
          <chart:series chart:style-name="ch10" chart:values-cell-range-address="Statistics.B19:Statistics.D19" chart:label-cell-address="Statistics.A19:Statistics.A19" chart:class="chart:scatte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D1</svg:desc>
                </draw:g>
              </table:table-cell>
              <table:table-cell office:value-type="float" office:value="40994">
                <text:p>40994</text:p>
              </table:table-cell>
              <table:table-cell office:value-type="float" office:value="41082">
                <text:p>41082</text:p>
              </table:table-cell>
            </table:table-row>
            <table:table-row>
              <table:table-cell office:value-type="string">
                <text:p>ChEBI</text:p>
                <draw:g>
                  <svg:desc>Statistics.A18:Statistics.A18</svg:desc>
                </draw:g>
              </table:table-cell>
              <table:table-cell office:value-type="float" office:value="8184">
                <text:p>8184</text:p>
                <draw:g>
                  <svg:desc>Statistics.B18:Statistics.D18</svg:desc>
                </draw:g>
              </table:table-cell>
              <table:table-cell office:value-type="float" office:value="9692">
                <text:p>9692</text:p>
              </table:table-cell>
              <table:table-cell office:value-type="float" office:value="9521">
                <text:p>9521</text:p>
              </table:table-cell>
            </table:table-row>
            <table:table-row>
              <table:table-cell office:value-type="string">
                <text:p>UniProt</text:p>
                <draw:g>
                  <svg:desc>Statistics.A19:Statistics.A19</svg:desc>
                </draw:g>
              </table:table-cell>
              <table:table-cell office:value-type="float" office:value="307064">
                <text:p>307064</text:p>
                <draw:g>
                  <svg:desc>Statistics.B19:Statistics.D19</svg:desc>
                </draw:g>
              </table:table-cell>
              <table:table-cell office:value-type="float" office:value="308438">
                <text:p>308438</text:p>
              </table:table-cell>
              <table:table-cell office:value-type="float" office:value="310451">
                <text:p>3104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235ab8a-3802056-4a8fed3-2d66ea8-e241b8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500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5003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5003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5003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5003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5003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5003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5003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5003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5003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95cm" svg:y="1.875cm" style:legend-expansion="high" chart:style-name="ch2"/>
        <chart:plot-area chart:style-name="ch3" table:cell-range-address="Statistics.B1:Statistics.D1 Statistics.A23:Statistics.D32" chart:data-source-has-labels="column" svg:x="1.315cm" svg:y="0.855cm" svg:width="10.84cm" svg:height="7cm">
          <chartooo:coordinate-region svg:x="3.131cm" svg:y="1.063cm" svg:width="8.121cm" svg:height="6.128cm"/>
          <chart:axis chart:dimension="x" chart:name="primary-x" chart:style-name="ch4">
            <chart:title svg:x="6.338cm" svg:y="8.035cm" chart:style-name="ch5">
              <text:p>Date</text:p>
            </chart:title>
          </chart:axis>
          <chart:axis chart:dimension="y" chart:name="primary-y" chart:style-name="ch6">
            <chart:title svg:x="0.451cm" svg:y="4.781cm" chart:style-name="ch7">
              <text:p>Xrefs</text:p>
            </chart:title>
            <chart:grid chart:style-name="ch8" chart:class="major"/>
          </chart:axis>
          <chart:series chart:style-name="ch9" chart:values-cell-range-address="Statistics.B23:Statistics.D23" chart:label-cell-address="Statistics.A23:Statistics.A23" chart:class="chart:scatter">
            <chart:domain table:cell-range-address="Statistics.B1:Statistics.D1"/>
            <chart:data-point chart:repeated="3"/>
          </chart:series>
          <chart:series chart:style-name="ch10" chart:values-cell-range-address="Statistics.B24:Statistics.D24" chart:label-cell-address="Statistics.A24:Statistics.A24" chart:class="chart:scatter">
            <chart:data-point chart:repeated="3"/>
          </chart:series>
          <chart:series chart:style-name="ch11" chart:values-cell-range-address="Statistics.B25:Statistics.D25" chart:label-cell-address="Statistics.A25:Statistics.A25" chart:class="chart:scatter">
            <chart:data-point chart:repeated="3"/>
          </chart:series>
          <chart:series chart:style-name="ch12" chart:values-cell-range-address="Statistics.B26:Statistics.D26" chart:label-cell-address="Statistics.A26:Statistics.A26" chart:class="chart:scatter">
            <chart:data-point chart:repeated="3"/>
          </chart:series>
          <chart:series chart:style-name="ch13" chart:values-cell-range-address="Statistics.B27:Statistics.D27" chart:label-cell-address="Statistics.A27:Statistics.A27" chart:class="chart:scatter">
            <chart:data-point chart:repeated="3"/>
          </chart:series>
          <chart:series chart:style-name="ch14" chart:values-cell-range-address="Statistics.B28:Statistics.D28" chart:label-cell-address="Statistics.A28:Statistics.A28" chart:class="chart:scatter">
            <chart:data-point chart:repeated="3"/>
          </chart:series>
          <chart:series chart:style-name="ch15" chart:values-cell-range-address="Statistics.B29:Statistics.D29" chart:label-cell-address="Statistics.A29:Statistics.A29" chart:class="chart:scatter">
            <chart:data-point chart:repeated="3"/>
          </chart:series>
          <chart:series chart:style-name="ch16" chart:values-cell-range-address="Statistics.B30:Statistics.D30" chart:label-cell-address="Statistics.A30:Statistics.A30" chart:class="chart:scatter">
            <chart:data-point chart:repeated="3"/>
          </chart:series>
          <chart:series chart:style-name="ch17" chart:values-cell-range-address="Statistics.B31:Statistics.D31" chart:label-cell-address="Statistics.A31:Statistics.A31" chart:class="chart:scatter">
            <chart:data-point chart:repeated="3"/>
          </chart:series>
          <chart:series chart:style-name="ch18" chart:values-cell-range-address="Statistics.B32:Statistics.D32" chart:label-cell-address="Statistics.A32:Statistics.A32" chart:class="chart:scatter">
            <chart:data-point chart:repeated="3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40974">
                <text:p>40974</text:p>
                <draw:g>
                  <svg:desc>Statistics.B1:Statistics.D1</svg:desc>
                </draw:g>
              </table:table-cell>
              <table:table-cell office:value-type="float" office:value="40994">
                <text:p>40994</text:p>
              </table:table-cell>
              <table:table-cell office:value-type="float" office:value="41082">
                <text:p>41082</text:p>
              </table:table-cell>
            </table:table-row>
            <table:table-row>
              <table:table-cell office:value-type="string">
                <text:p>ChEBI</text:p>
                <draw:g>
                  <svg:desc>Statistics.A23:Statistics.A23</svg:desc>
                </draw:g>
              </table:table-cell>
              <table:table-cell office:value-type="float" office:value="604446">
                <text:p>604446</text:p>
                <draw:g>
                  <svg:desc>Statistics.B23:Statistics.D23</svg:desc>
                </draw:g>
              </table:table-cell>
              <table:table-cell office:value-type="float" office:value="5061450">
                <text:p>5061450</text:p>
              </table:table-cell>
              <table:table-cell office:value-type="float" office:value="4163145">
                <text:p>4163145</text:p>
              </table:table-cell>
            </table:table-row>
            <table:table-row>
              <table:table-cell office:value-type="string">
                <text:p>ChEMBL</text:p>
                <draw:g>
                  <svg:desc>Statistics.A24:Statistics.A24</svg:desc>
                </draw:g>
              </table:table-cell>
              <table:table-cell office:value-type="float" office:value="1789324">
                <text:p>1789324</text:p>
                <draw:g>
                  <svg:desc>Statistics.B24:Statistics.D24</svg:desc>
                </draw:g>
              </table:table-cell>
              <table:table-cell office:value-type="float" office:value="1789467">
                <text:p>1789467</text:p>
              </table:table-cell>
              <table:table-cell office:value-type="float" office:value="1789814">
                <text:p>1789814</text:p>
              </table:table-cell>
            </table:table-row>
            <table:table-row>
              <table:table-cell office:value-type="string">
                <text:p>EC</text:p>
                <draw:g>
                  <svg:desc>Statistics.A25:Statistics.A25</svg:desc>
                </draw:g>
              </table:table-cell>
              <table:table-cell office:value-type="float" office:value="259633">
                <text:p>259633</text:p>
                <draw:g>
                  <svg:desc>Statistics.B25:Statistics.D25</svg:desc>
                </draw:g>
              </table:table-cell>
              <table:table-cell office:value-type="float" office:value="260326">
                <text:p>260326</text:p>
              </table:table-cell>
              <table:table-cell office:value-type="float" office:value="261816">
                <text:p>261816</text:p>
              </table:table-cell>
            </table:table-row>
            <table:table-row>
              <table:table-cell office:value-type="string">
                <text:p>EFO</text:p>
                <draw:g>
                  <svg:desc>Statistics.A26:Statistics.A26</svg:desc>
                </draw:g>
              </table:table-cell>
              <table:table-cell office:value-type="float" office:value="188">
                <text:p>188</text:p>
                <draw:g>
                  <svg:desc>Statistics.B26:Statistics.D26</svg:desc>
                </draw:g>
              </table:table-cell>
              <table:table-cell office:value-type="float" office:value="193">
                <text:p>19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Linnean</text:p>
                <draw:g>
                  <svg:desc>Statistics.A27:Statistics.A27</svg:desc>
                </draw:g>
              </table:table-cell>
              <table:table-cell office:value-type="float" office:value="246257">
                <text:p>246257</text:p>
                <draw:g>
                  <svg:desc>Statistics.B27:Statistics.D27</svg:desc>
                </draw:g>
              </table:table-cell>
              <table:table-cell office:value-type="float" office:value="246916">
                <text:p>246916</text:p>
              </table:table-cell>
              <table:table-cell office:value-type="float" office:value="247876">
                <text:p>247876</text:p>
              </table:table-cell>
            </table:table-row>
            <table:table-row>
              <table:table-cell office:value-type="string">
                <text:p>MeSH</text:p>
                <draw:g>
                  <svg:desc>Statistics.A28:Statistics.A28</svg:desc>
                </draw:g>
              </table:table-cell>
              <table:table-cell office:value-type="float" office:value="552">
                <text:p>552</text:p>
                <draw:g>
                  <svg:desc>Statistics.B28:Statistics.D28</svg:desc>
                </draw:g>
              </table:table-cell>
              <table:table-cell office:value-type="float" office:value="556">
                <text:p>55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OMIM</text:p>
                <draw:g>
                  <svg:desc>Statistics.A29:Statistics.A29</svg:desc>
                </draw:g>
              </table:table-cell>
              <table:table-cell office:value-type="float" office:value="517">
                <text:p>517</text:p>
                <draw:g>
                  <svg:desc>Statistics.B29:Statistics.D29</svg:desc>
                </draw:g>
              </table:table-cell>
              <table:table-cell office:value-type="float" office:value="514">
                <text:p>514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PDB</text:p>
                <draw:g>
                  <svg:desc>Statistics.A30:Statistics.A30</svg:desc>
                </draw:g>
              </table:table-cell>
              <table:table-cell office:value-type="float" office:value="37208">
                <text:p>37208</text:p>
                <draw:g>
                  <svg:desc>Statistics.B30:Statistics.D30</svg:desc>
                </draw:g>
              </table:table-cell>
              <table:table-cell office:value-type="float" office:value="37956">
                <text:p>37956</text:p>
              </table:table-cell>
              <table:table-cell office:value-type="float" office:value="39129">
                <text:p>39129</text:p>
              </table:table-cell>
            </table:table-row>
            <table:table-row>
              <table:table-cell office:value-type="string">
                <text:p>PDBeChem</text:p>
                <draw:g>
                  <svg:desc>Statistics.A31:Statistics.A31</svg:desc>
                </draw:g>
              </table:table-cell>
              <table:table-cell office:value-type="float" office:value="470">
                <text:p>470</text:p>
                <draw:g>
                  <svg:desc>Statistics.B31:Statistics.D31</svg:desc>
                </draw:g>
              </table:table-cell>
              <table:table-cell office:value-type="float" office:value="478">
                <text:p>47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UniProt</text:p>
                <draw:g>
                  <svg:desc>Statistics.A32:Statistics.A32</svg:desc>
                </draw:g>
              </table:table-cell>
              <table:table-cell office:value-type="float" office:value="2936743">
                <text:p>2936743</text:p>
                <draw:g>
                  <svg:desc>Statistics.B32:Statistics.D32</svg:desc>
                </draw:g>
              </table:table-cell>
              <table:table-cell office:value-type="float" office:value="7395988">
                <text:p>7395988</text:p>
              </table:table-cell>
              <table:table-cell office:value-type="float" office:value="6500932">
                <text:p>65009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MacOSX_x86 LibreOffice_project/235ab8a-3802056-4a8fed3-2d66ea8-e241b8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